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e25c2"/>
    </style:style>
    <style:style style:name="P2" style:family="paragraph" style:parent-style-name="Standard">
      <style:paragraph-properties fo:text-align="start" style:justify-single-word="false"/>
      <style:text-properties fo:font-size="14pt" fo:language="uk" fo:country="UA" officeooo:paragraph-rsid="0018bcc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uk" fo:country="UA" officeooo:rsid="0018bcce" officeooo:paragraph-rsid="0018bcc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uk" fo:country="UA" officeooo:rsid="001aa238" officeooo:paragraph-rsid="001aa23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uk" fo:country="UA" officeooo:rsid="001b9c48" officeooo:paragraph-rsid="001b9c4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uk" fo:country="UA" officeooo:rsid="001b9c48" officeooo:paragraph-rsid="001d8fe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uk" fo:country="UA" officeooo:rsid="001d8fe6" officeooo:paragraph-rsid="001d8fe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uk" fo:country="UA" officeooo:rsid="001e25c2" officeooo:paragraph-rsid="001e25c2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18bcc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01cd8" officeooo:paragraph-rsid="00201cd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8bcce"/>
    </style:style>
    <style:style style:name="P14" style:family="paragraph" style:parent-style-name="Standard">
      <style:paragraph-properties fo:text-align="start" style:justify-single-word="false"/>
      <style:text-properties officeooo:paragraph-rsid="001e25c2"/>
    </style:style>
    <style:style style:name="P15" style:family="paragraph" style:parent-style-name="Standard">
      <style:paragraph-properties fo:text-align="start" style:justify-single-word="false"/>
      <style:text-properties officeooo:rsid="0018bcce" officeooo:paragraph-rsid="0018bcce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language="uk" fo:country="UA" officeooo:rsid="001e25c2" officeooo:paragraph-rsid="001e25c2" style:font-size-asian="14pt" style:font-size-complex="14pt"/>
    </style:style>
    <style:style style:name="P17" style:family="paragraph" style:parent-style-name="Text_20_body">
      <style:text-properties officeooo:rsid="001ea11a" officeooo:paragraph-rsid="001ea11a"/>
    </style:style>
    <style:style style:name="P18" style:family="paragraph" style:parent-style-name="Text_20_body">
      <style:text-properties officeooo:paragraph-rsid="001ea11a"/>
    </style:style>
    <style:style style:name="P19" style:family="paragraph" style:parent-style-name="Text_20_body">
      <style:text-properties fo:font-weight="bold" officeooo:rsid="001ea11a" officeooo:paragraph-rsid="001ea11a" style:font-weight-asian="bold" style:font-weight-complex="bold"/>
    </style:style>
    <style:style style:name="P20" style:family="paragraph" style:parent-style-name="Text_20_body">
      <style:text-properties fo:font-weight="bold" officeooo:rsid="00201cd8" officeooo:paragraph-rsid="00201cd8" style:font-weight-asian="bold" style:font-weight-complex="bold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/>
    </style:style>
    <style:style style:name="T3" style:family="text">
      <style:text-properties fo:language="uk" fo:country="UA" officeooo:rsid="0018bcce"/>
    </style:style>
    <style:style style:name="T4" style:family="text">
      <style:text-properties fo:font-size="14pt" fo:language="uk" fo:country="UA" officeooo:rsid="001e25c2" style:font-size-asian="14pt" style:font-size-complex="14pt"/>
    </style:style>
    <style:style style:name="T5" style:family="text">
      <style:text-properties fo:font-weight="normal" officeooo:rsid="0018bcce" style:font-weight-asian="normal" style:font-weight-complex="normal"/>
    </style:style>
    <style:style style:name="T6" style:family="text">
      <style:text-properties officeooo:rsid="001b9c4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9c48" style:font-weight-asian="bold" style:font-weight-complex="bold"/>
    </style:style>
    <style:style style:name="T9" style:family="text">
      <style:text-properties fo:font-weight="bold" officeooo:rsid="001d8fe6" style:font-weight-asian="bold" style:font-weight-complex="bold"/>
    </style:style>
    <style:style style:name="T10" style:family="text">
      <style:text-properties fo:font-weight="bold" officeooo:rsid="001e25c2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d8fe6"/>
    </style:style>
    <style:style style:name="T13" style:family="text">
      <style:text-properties officeooo:rsid="001e25c2"/>
    </style:style>
    <style:style style:name="T14" style:family="text">
      <style:text-properties style:font-name="Liberation Serif" fo:font-size="14pt" style:font-size-asian="14pt" style:font-size-complex="14pt"/>
    </style:style>
    <style:style style:name="T15" style:family="text">
      <style:text-properties style:font-name="Liberation Serif" fo:font-size="14pt" officeooo:rsid="001e25c2" style:font-size-asian="14pt" style:font-size-complex="14pt"/>
    </style:style>
    <style:style style:name="T16" style:family="text">
      <style:text-properties style:font-name="Liberation Serif" fo:font-size="14pt" officeooo:rsid="001ea11a" style:font-size-asian="14pt" style:font-size-complex="14pt"/>
    </style:style>
    <style:style style:name="T17" style:family="text">
      <style:text-properties style:font-name="Liberation Serif" fo:font-size="14pt" fo:font-weight="bold" officeooo:rsid="001ea11a" style:font-size-asian="14pt" style:font-weight-asian="bold" style:font-size-complex="14pt" style:font-weight-complex="bold"/>
    </style:style>
    <style:style style:name="T1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Контрольні запитання</text:p>
      <text:p text:style-name="P10"/>
      <text:p text:style-name="P12">Виконував студент групи КСМ — 23А <text:span text:style-name="T19">Мегедь Ярослав</text:span></text:p>
      <text:p text:style-name="P9"><text:span text:style-name="T5">1. </text:span><text:span text:style-name="T1">Це унікальна директорія саме тим, що це віртуальна файлова система що </text:span><text:span text:style-name="T2">надає доступ до інформації про нутрощі ядра</text:span><text:span text:style-name="T1">.</text:span></text:p>
      <text:p text:style-name="P9"><text:span text:style-name="T1"/></text:p>
      <text:p text:style-name="P2">Вона зберігає:</text:p>
      <text:p text:style-name="P9"><text:span text:style-name="T1"/></text:p>
      <text:p text:style-name="P9"><text:span text:style-name="T3">1. </text:span><text:span text:style-name="T1">процеси</text:span></text:p>
      <text:p text:style-name="P3">2. Інформацію про ядро та систему</text:p>
      <text:p text:style-name="P3">3. Налаштування ядра</text:p>
      <text:p text:style-name="P3">4. Моніторинг ресурсів</text:p>
      <text:p text:style-name="P4"/>
      <text:p text:style-name="P4">2. Можна використати команди: ps; top; htop; або pmap;</text:p>
      <text:p text:style-name="P4">Вводимо команду free, і дивимось на цифру під total. Далі вводимо команду ps. Після цього ділимо <text:span text:style-name="T7">ps/total</text:span> і дізнаємось відсоток.</text:p>
      <text:p text:style-name="P4"/>
      <text:p text:style-name="P4">3. <text:span text:style-name="T6">Можна використати такі команди як: </text:span><text:span text:style-name="T8">ps</text:span><text:span text:style-name="T6">; </text:span><text:span text:style-name="T8">pstree</text:span><text:span text:style-name="T6">; </text:span><text:span text:style-name="T8">tree</text:span><text:span text:style-name="T6">;</text:span></text:p>
      <text:p text:style-name="P4"/>
      <text:p text:style-name="P5">В структурі ієрархії є: <text:s/><text:span text:style-name="T7">дерева</text:span>; <text:span text:style-name="T7">гілки</text:span>; <text:span text:style-name="T7">листя</text:span>;</text:p>
      <text:p text:style-name="P5"/>
      <text:p text:style-name="P5">Характеристики ієрархії: </text:p>
      <text:p text:style-name="P5">1. <text:span text:style-name="T7">Унікальність</text:span>: Кожен процес має унікальний ідентифікатор (PID);</text:p>
      <text:p text:style-name="P5">2. <text:span text:style-name="T7">Батьківський</text:span> <text:span text:style-name="T7">процес</text:span>: Кожен процес крім <text:span text:style-name="T11">init</text:span>, має одного батьківського процеса (PPID).</text:p>
      <text:p text:style-name="P5">3. <text:span text:style-name="T7">Дочірні</text:span> <text:span text:style-name="T7">процеси</text:span>: Процес може мати декілька дочірніх процесів.</text:p>
      <text:p text:style-name="P5">4. <text:span text:style-name="T7">Спадкування</text:span>: Коли створюється новий процес, він успадковує деякі характеристики від свого батька.</text:p>
      <text:p text:style-name="P6">4. <text:span text:style-name="T9">Команда</text:span><text:span text:style-name="T12"> </text:span><text:span text:style-name="T9">ps</text:span><text:span text:style-name="T12">: Команда <text:s/>ps зазвичай надає статистичний знімок процесів у момент виконання команди і дозволяє отримати детальну інформацію про процеси.</text:span></text:p>
      <text:p text:style-name="P7"><text:span text:style-name="T7">Команда</text:span> <text:span text:style-name="T7">top</text:span>: Команда <text:span text:style-name="T11">top</text:span> надає динамічний, постійно оновлюваний список процесів. Крім інформації про процеси, <text:span text:style-name="T11">top</text:span> також показує загальну завантаженість системи, середнє завантаження, вільну памя’ть та ін.</text:p>
      <text:p text:style-name="P7">5. Додаткові можливості <text:span text:style-name="T10">htop</text:span>:</text:p>
      <text:p text:style-name="P7">1. <text:span text:style-name="T7">Інтерфейс</text:span> <text:span text:style-name="T7">та</text:span> <text:span text:style-name="T7">зручність</text:span> <text:span text:style-name="T7">використання</text:span>(кольрове виділення, підтримка ми<text:span text:style-name="T13">ші, інтуїтивний інтерфейс</text:span>)</text:p>
      <text:p text:style-name="P8">2. <text:span text:style-name="T7">Додаткові</text:span> <text:span text:style-name="T7">відомості</text:span> <text:span text:style-name="T7">про</text:span> <text:span text:style-name="T7">процеси</text:span>(дерево процесів, детальна інформація, пошук процесів)</text:p>
      <text:p text:style-name="P8">3. <text:span text:style-name="T7">Функціональність</text:span>(фільтрація процесів, вбивство процесів, зміна пріорітетів, зміна пріоритетів)</text:p>
      <text:p text:style-name="P14"><text:span text:style-name="T4">6. </text:span><text:span text:style-name="T14">Ядро Linux (Linux Kernel)</text:span></text:p>
      <text:p text:style-name="P14"><text:span text:style-name="Strong_20_Emphasis"><text:span text:style-name="T15">1. </text:span></text:span><text:span text:style-name="Strong_20_Emphasis"><text:span text:style-name="T14">Основа системи:</text:span></text:span><text:span text:style-name="T14"> Ядро Android базується на Linux і забезпечує базові функції операційної системи, включаючи управління процесами, пам'яттю, мережевими з'єднаннями тощо. </text:span></text:p>
      <text:p text:style-name="P14"><text:soft-page-break/><text:span text:style-name="Strong_20_Emphasis"><text:span text:style-name="T15">2. </text:span></text:span><text:span text:style-name="Strong_20_Emphasis"><text:span text:style-name="T14">Планувальник:</text:span></text:span><text:span text:style-name="T14"> Визначає, який процес буде виконуватися в даний момент, розподіляючи процесорний час між різними завданнями. </text:span></text:p>
      <text:p text:style-name="P14"><text:span text:style-name="Strong_20_Emphasis"><text:span text:style-name="T15">3. </text:span></text:span><text:span text:style-name="Strong_20_Emphasis"><text:span text:style-name="T14">Системні виклики:</text:span></text:span><text:span text:style-name="T14"> Надає інтерфейс для додатків, що дозволяє їм отримувати інформацію про систему та керувати процесами. </text:span></text:p>
      <text:h text:style-name="P1" text:outline-level="3"><text:span text:style-name="T14">Системні служби (System Services)</text:span></text:h>
      <text:h text:style-name="P1" text:outline-level="3"><text:span text:style-name="Strong_20_Emphasis"><text:span text:style-name="T15">1. </text:span></text:span><text:span text:style-name="Strong_20_Emphasis"><text:span text:style-name="T14">ActivityManagerService (AMS):</text:span></text:span><text:span text:style-name="T14"> Відповідає за управління життєвим циклом додатків, запуском і зупинкою компонентів додатків (активностей, сервісів). Збирає інформацію про стан процесів і може примусово завершувати процеси, якщо це необхідно. </text:span></text:h>
      <text:h text:style-name="P1" text:outline-level="3"><text:span text:style-name="Strong_20_Emphasis"><text:span text:style-name="T15">2. </text:span></text:span><text:span text:style-name="Strong_20_Emphasis"><text:span text:style-name="T14">PackageManagerService (PMS):</text:span></text:span><text:span text:style-name="T14"> Відповідає за управління встановленими додатками, їхніми компонентами та дозволами. </text:span></text:h>
      <text:h text:style-name="P1" text:outline-level="3"><text:span text:style-name="Strong_20_Emphasis"><text:span text:style-name="T15">3. </text:span></text:span><text:span text:style-name="Strong_20_Emphasis"><text:span text:style-name="T14">ResourceMonitor:</text:span></text:span><text:span text:style-name="T14"> Збирає інформацію про використання системних ресурсів, включаючи процесор, пам'ять, мережу. </text:span></text:h>
      <text:h text:style-name="P1" text:outline-level="3"><text:span text:style-name="T14">Інтерфейси програмування додатків (API)</text:span></text:h>
      <text:h text:style-name="P1" text:outline-level="3"><text:span text:style-name="Strong_20_Emphasis"><text:span text:style-name="T15">1. </text:span></text:span><text:span text:style-name="Strong_20_Emphasis"><text:span text:style-name="T14">Android SDK:</text:span></text:span><text:span text:style-name="T14"> Надає розробникам набір інструментів і бібліотек для створення додатків. </text:span></text:h>
      <text:h text:style-name="P1" text:outline-level="3"><text:span text:style-name="Strong_20_Emphasis"><text:span text:style-name="T15">2. </text:span></text:span><text:span text:style-name="Strong_20_Emphasis"><text:span text:style-name="T14">API для управління процесами:</text:span></text:span><text:span text:style-name="T14"> Дозволяють додаткам отримувати інформацію про запущені процеси, їхні ідентифікатори (PID), використання ресурсів та інші деталі. </text:span></text:h>
      <text:h text:style-name="P1" text:outline-level="3"><text:span text:style-name="Strong_20_Emphasis"><text:span text:style-name="T15">3. </text:span></text:span><text:span text:style-name="Strong_20_Emphasis"><text:span text:style-name="T14">API для управління службами:</text:span></text:span><text:span text:style-name="T14"> Дозволяють додаткам запускати фонові служби та керувати їхнім життєвим циклом. </text:span></text:h>
      <text:h text:style-name="P1" text:outline-level="3"><text:span text:style-name="T14">Інструменти розробника</text:span></text:h>
      <text:h text:style-name="P1" text:outline-level="3"><text:span text:style-name="Strong_20_Emphasis"><text:span text:style-name="T15">1. </text:span></text:span><text:span text:style-name="Strong_20_Emphasis"><text:span text:style-name="T14">adb (Android Debug Bridge):</text:span></text:span><text:span text:style-name="T14"> Командно-рядковий інструмент для взаємодії з пристроєм Android. Може використовуватися для отримання детальної інформації про процеси, їх вбивства та інших дій. </text:span></text:h>
      <text:h text:style-name="P1" text:outline-level="3"><text:span text:style-name="Strong_20_Emphasis"><text:span text:style-name="T15">2. </text:span></text:span><text:span text:style-name="Strong_20_Emphasis"><text:span text:style-name="T14">Logcat:</text:span></text:span><text:span text:style-name="T14"> Інструмент для перегляду системних логів, які можуть містити інформацію про помилки, попередження та інші події, пов'язані з процесами.</text:span></text:h>
      <text:p text:style-name="P18"><text:span text:style-name="T16">7. Система </text:span><text:span text:style-name="T14">Android підтримує термінальне керування роботою процесів.</text:span></text:p>
      <text:p text:style-name="P17"><text:span text:style-name="T14">А саме:</text:span></text:p>
      <text:p text:style-name="P18"><text:span text:style-name="T16">1. adb- це універсальний </text:span><text:span text:style-name="T14">інструмент для взаємодії з пристроєм Android через USB або мережу</text:span><text:span text:style-name="T16">.</text:span></text:p>
      <text:p text:style-name="P18"><text:span text:style-name="T16">2. </text:span><text:span text:style-name="T17">S</text:span><text:span text:style-name="Strong_20_Emphasis"><text:span text:style-name="T14">hell:</text:span></text:span><text:span text:style-name="T14"> Вбудований інтерпретатор командного рядка в Android, аналогічний bash в Linux.</text:span></text:p>
      <text:p text:style-name="P18"><text:soft-page-break/><text:span text:style-name="T16">3. </text:span><text:span text:style-name="T14"><text:s/></text:span><text:span text:style-name="Strong_20_Emphasis"><text:span text:style-name="T14">Root доступ:</text:span></text:span><text:span text:style-name="T14"> Для більш широких можливостей керування системою може знадобитися отримати root-доступ. Це дозволить виконувати команди з правами суперкористувача, такі як зміна системних файлів, управління службами тощо. </text:span></text:p>
      <text:p text:style-name="P17"><text:span text:style-name="T14">8. В Андроїд можна встановити сторонні програми для більш детального моніторингу та управління процесами на своєму смартфоні.</text:span></text:p>
      <text:p text:style-name="P17"><text:span text:style-name="T14">Приклади популярних програм для моніторингу:</text:span></text:p>
      <text:p text:style-name="P19"><text:span text:style-name="T14">1. Tasker — </text:span><text:span text:style-name="T18">інструмент для автоматизації завдань на Android.</text:span></text:p>
      <text:p text:style-name="P19"><text:span text:style-name="T14">2. Greenify — </text:span><text:span text:style-name="T18">спеціалізується на гібернації додатків, що дозволяє знижити споживання енергії.</text:span></text:p>
      <text:p text:style-name="P19"><text:span text:style-name="T14">3. Accubattery — </text:span><text:span text:style-name="T18">допомагє продовжити час роботи батареї.</text:span></text:p>
      <text:p text:style-name="P19"><text:span text:style-name="T14">4. System monitor — </text:span><text:span text:style-name="T18">тей самий диспечер завдань, який надає детальну інформацію про процеси, використання пам’яті, та інші системні параметри.</text:span></text:p>
      <text:p text:style-name="P20"><text:span text:style-name="T14">Висновок: </text:span><text:span text:style-name="T18">отримали практичні навички роботи з командною оболонкою Bash. Ознайомились з базовими командами для управління процесів. Вдосконалили навички роботи в команді.</text:span></text:p>
      <text:p text:style-name="P16"/>
      <text:p text:style-name="P7"/>
      <text:p text:style-name="P4"/>
      <text:p text:style-name="P13"><text:span text:style-name="T1"/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06:26:02.969730801</meta:creation-date>
    <dc:date>2024-10-15T11:41:00.131330433</dc:date>
    <meta:editing-duration>PT36M27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3" meta:paragraph-count="50" meta:word-count="579" meta:character-count="4452" meta:non-whitespace-character-count="3903"/>
  </office:meta>
</office:document-meta>
</file>